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Mono" svg:font-family="'Roboto Mono', monospace"/>
    <style:font-face style:name="Arial3"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2"/>
    <style:style style:name="P3" style:family="paragraph" style:parent-style-name="Standard" style:list-style-name="WWNum3"/>
    <style:style style:name="P4" style:family="paragraph" style:parent-style-name="Standard" style:list-style-name="WWNum4"/>
    <style:style style:name="P5" style:family="paragraph" style:parent-style-name="Standard" style:list-style-name="WWNum5"/>
    <style:style style:name="P6" style:family="paragraph" style:parent-style-name="Standard" style:list-style-name="WWNum6"/>
    <style:style style:name="P7" style:family="paragraph" style:parent-style-name="Standard">
      <style:text-properties fo:language="en" fo:country="IN"/>
    </style:style>
    <style:style style:name="P8" style:family="paragraph" style:parent-style-name="Standard" style:master-page-name="Standard">
      <style:paragraph-properties fo:margin-left="1.27cm" fo:margin-right="0cm" fo:text-indent="-0.635cm" style:auto-text-indent="false" style:page-number="auto">
        <style:tab-stops>
          <style:tab-stop style:position="1.27cm"/>
        </style:tab-stops>
      </style:paragraph-properties>
    </style:style>
    <style:style style:name="T1" style:family="text">
      <style:text-properties fo:font-weight="bold" style:font-weight-asian="bold" style:font-weight-complex="bold"/>
    </style:style>
    <style:style style:name="T2" style:family="text">
      <style:text-properties fo:language="en" fo:country="IN"/>
    </style:style>
    <style:style style:name="T3" style:family="text">
      <style:text-properties fo:language="en" fo:country="IN"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ct Description</text:p>
      <text:list xml:id="list6837598564203940948" text:style-name="WWNum1">
        <text:list-item>
          <text:p text:style-name="P1"><text:span text:style-name="T1">No more than 5 sentences (or bullet points)</text:span>.</text:p>
        </text:list-item>
        <text:list-item>
          <text:p text:style-name="P1">The San Francisco crime dataset provides a special opportunity to play with data visually. </text:p>
        </text:list-item>
        <text:list-item>
          <text:p text:style-name="P1">This dataset contains incidents derived from SFPD Crime Incident Reporting system. The data ranges from 1/1/2003 to 5/13/2015. </text:p>
        </text:list-item>
        <text:list-item>
          <text:p text:style-name="P1">Since the dataset covers a wide variety of crimes, we can find more insights from it</text:p>
        </text:list-item>
        <text:list-item>
          <text:p text:style-name="P1">It can seperated into subgroups and get the detailed analysis </text:p>
        </text:list-item>
        <text:list-item>
          <text:p text:style-name="P1">Columns include logitude and latitude, the category the crime is classified as, <text:s/>and date and time. When we import the data, we extract the Year, Month, Day, and Hour as individual columns. This will allow us to break out our visualizations more easily into these dimensions.</text:p>
        </text:list-item>
      </text:list>
      <text:p text:style-name="Standard"/>
      <text:p text:style-name="Standard">Big Data Frameworks</text:p>
      <text:list xml:id="list8377092701882446128" text:style-name="WWNum2">
        <text:list-item>
          <text:p text:style-name="P2">Spark 2.3,scala 2.11 </text:p>
        </text:list-item>
      </text:list>
      <text:p text:style-name="Standard">Datasets</text:p>
      <text:list xml:id="list6479997132801789702" text:style-name="WWNum3">
        <text:list-item>
          <text:p text:style-name="P3">https://www.kaggle.com/kaggle/san-francisco-crime-classification</text:p>
        </text:list-item>
      </text:list>
      <text:p text:style-name="Standard"><text:span text:style-name="T1">Development Details</text:span></text:p>
      <text:list xml:id="list1159795424435886218" text:style-name="WWNum4">
        <text:list-item>
          <text:p text:style-name="P4"><text:span text:style-name="T3">VM ware ,Intellij SDK,Maven</text:span></text:p>
        </text:list-item>
        <text:list-item>
          <text:p text:style-name="P4">setting up maven project took time</text:p>
        </text:list-item>
      </text:list>
      <text:p text:style-name="Standard"/>
      <text:p text:style-name="Standard"><text:span text:style-name="T1">Main Results &amp; Screenshots</text:span></text:p>
      <text:list xml:id="list8697739920642391329" text:style-name="WWNum5">
        <text:list-item>
          <text:p text:style-name="P5"><text:span text:style-name="T3">Results are captured in output file and attached the same</text:span></text:p>
        </text:list-item>
      </text:list>
      <text:section text:style-name="Sect1" text:name="Section1" text:protected="true">
        <text:section-source xlink:href="../../../../../SIDDHA~1/Desktop/gitlocal/CRIMED~1/output.csv"/>
        <text:p text:style-name="Preformatted_20_Text">Amount of crime over months</text:p>
        <text:p text:style-name="Preformatted_20_Text">Months | Count of crime</text:p>
        <text:p text:style-name="Preformatted_20_Text">2013 | 75606</text:p>
        <text:p text:style-name="Preformatted_20_Text">2014 | 74766</text:p>
        <text:p text:style-name="Preformatted_20_Text">2003 | 73902</text:p>
        <text:p text:style-name="Preformatted_20_Text">2004 | 73422</text:p>
        <text:p text:style-name="Preformatted_20_Text">2012 | 71731</text:p>
        <text:p text:style-name="Preformatted_20_Text">2005 | 70779</text:p>
        <text:p text:style-name="Preformatted_20_Text">2008 | 70174</text:p>
        <text:p text:style-name="Preformatted_20_Text">2006 | 69909</text:p>
        <text:p text:style-name="Preformatted_20_Text">2009 | 69000</text:p>
        <text:p text:style-name="Preformatted_20_Text">2007 | 68015</text:p>
        <text:p text:style-name="Preformatted_20_Text">2011 | 66619</text:p>
        <text:p text:style-name="Preformatted_20_Text">2010 | 66542</text:p>
        <text:p text:style-name="Preformatted_20_Text">2015 | 27584</text:p>
        <text:p text:style-name="Preformatted_20_Text">Amount of crime over years</text:p>
        <text:p text:style-name="Preformatted_20_Text">year | Count of crime</text:p>
        <text:p text:style-name="Preformatted_20_Text">10 | 80274</text:p>
        <text:p text:style-name="Preformatted_20_Text">5 | 79644</text:p>
        <text:p text:style-name="Preformatted_20_Text">4 | 78096</text:p>
        <text:p text:style-name="Preformatted_20_Text"><text:soft-page-break/>3 | 76320</text:p>
        <text:p text:style-name="Preformatted_20_Text">1 | 73536</text:p>
        <text:p text:style-name="Preformatted_20_Text">11 | 72975</text:p>
        <text:p text:style-name="Preformatted_20_Text">9 | 71982</text:p>
        <text:p text:style-name="Preformatted_20_Text">6 | 70892</text:p>
        <text:p text:style-name="Preformatted_20_Text">2 | 70813</text:p>
        <text:p text:style-name="Preformatted_20_Text">7 | 69971</text:p>
        <text:p text:style-name="Preformatted_20_Text">8 | 68540</text:p>
        <text:p text:style-name="Preformatted_20_Text">12 | 65006</text:p>
        <text:p text:style-name="Preformatted_20_Text">Amount of crime over hours</text:p>
        <text:p text:style-name="Preformatted_20_Text">hour | Count of crime</text:p>
        <text:p text:style-name="Preformatted_20_Text">18 | 55104</text:p>
        <text:p text:style-name="Preformatted_20_Text">17 | 53553</text:p>
        <text:p text:style-name="Preformatted_20_Text">12 | 51934</text:p>
        <text:p text:style-name="Preformatted_20_Text">16 | 50137</text:p>
        <text:p text:style-name="Preformatted_20_Text">19 | 49475</text:p>
        <text:p text:style-name="Preformatted_20_Text">15 | 48058</text:p>
        <text:p text:style-name="Preformatted_20_Text">22 | 45741</text:p>
        <text:p text:style-name="Preformatted_20_Text">0 | 44865</text:p>
        <text:p text:style-name="Preformatted_20_Text">20 | 44694</text:p>
        <text:p text:style-name="Preformatted_20_Text">14 | 44424</text:p>
        <text:p text:style-name="Preformatted_20_Text">21 | 43661</text:p>
        <text:p text:style-name="Preformatted_20_Text">13 | 43145</text:p>
        <text:p text:style-name="Preformatted_20_Text">23 | 42460</text:p>
        <text:p text:style-name="Preformatted_20_Text">11 | 38373</text:p>
        <text:p text:style-name="Preformatted_20_Text">10 | 37806</text:p>
        <text:p text:style-name="Preformatted_20_Text">9 | 35555</text:p>
        <text:p text:style-name="Preformatted_20_Text">8 | 32900</text:p>
        <text:p text:style-name="Preformatted_20_Text">1 | 26173</text:p>
        <text:p text:style-name="Preformatted_20_Text">2 | 22296</text:p>
        <text:p text:style-name="Preformatted_20_Text">7 | 22048</text:p>
        <text:p text:style-name="Preformatted_20_Text">3 | 14014</text:p>
        <text:p text:style-name="Preformatted_20_Text">6 | 13133</text:p>
        <text:p text:style-name="Preformatted_20_Text">4 | 9863</text:p>
        <text:p text:style-name="Preformatted_20_Text">5 | 8637</text:p>
        <text:p text:style-name="Preformatted_20_Text">Check the amount of unique values for each columns</text:p>
        <text:p text:style-name="Preformatted_20_Text">uniqueid in Dates : 389257</text:p>
        <text:p text:style-name="Preformatted_20_Text">uniqueid in Category : 39</text:p>
        <text:p text:style-name="Preformatted_20_Text">uniqueid in Descript : 879</text:p>
        <text:p text:style-name="Preformatted_20_Text">uniqueid in DayOfWeek : 7</text:p>
        <text:p text:style-name="Preformatted_20_Text">uniqueid in PdDistrict : 10</text:p>
        <text:p text:style-name="Preformatted_20_Text">uniqueid in Resolution : 17</text:p>
        <text:p text:style-name="Preformatted_20_Text">uniqueid in Address : 23228</text:p>
        <text:p text:style-name="Preformatted_20_Text">uniqueid in X : 34243</text:p>
        <text:p text:style-name="Preformatted_20_Text">uniqueid in Y : 34243</text:p>
        <text:p text:style-name="Preformatted_20_Text">Amount of crime per category</text:p>
        <text:p text:style-name="Preformatted_20_Text">Category | Count of crime</text:p>
        <text:p text:style-name="Preformatted_20_Text">LARCENY/THEFT | 174900</text:p>
        <text:p text:style-name="Preformatted_20_Text">OTHER OFFENSES | 126182</text:p>
        <text:p text:style-name="Preformatted_20_Text">NON-CRIMINAL | 92304</text:p>
        <text:p text:style-name="Preformatted_20_Text">ASSAULT | 76876</text:p>
        <text:p text:style-name="Preformatted_20_Text">DRUG/NARCOTIC | 53971</text:p>
        <text:p text:style-name="Preformatted_20_Text">VEHICLE THEFT | 53781</text:p>
        <text:p text:style-name="Preformatted_20_Text">VANDALISM | 44725</text:p>
        <text:p text:style-name="Preformatted_20_Text">WARRANTS | 42214</text:p>
        <text:p text:style-name="Preformatted_20_Text">BURGLARY | 36755</text:p>
        <text:p text:style-name="Preformatted_20_Text">SUSPICIOUS OCC | 31414</text:p>
        <text:p text:style-name="Preformatted_20_Text"><text:soft-page-break/>MISSING PERSON | 25989</text:p>
        <text:p text:style-name="Preformatted_20_Text">ROBBERY | 23000</text:p>
        <text:p text:style-name="Preformatted_20_Text">FRAUD | 16679</text:p>
        <text:p text:style-name="Preformatted_20_Text">FORGERY/COUNTERFEITING | 10609</text:p>
        <text:p text:style-name="Preformatted_20_Text">SECONDARY CODES | 9985</text:p>
        <text:p text:style-name="Preformatted_20_Text">WEAPON LAWS | 8555</text:p>
        <text:p text:style-name="Preformatted_20_Text">PROSTITUTION | 7484</text:p>
        <text:p text:style-name="Preformatted_20_Text">TRESPASS | 7326</text:p>
        <text:p text:style-name="Preformatted_20_Text">STOLEN PROPERTY | 4540</text:p>
        <text:p text:style-name="Preformatted_20_Text">SEX OFFENSES FORCIBLE | 4388</text:p>
        <text:p text:style-name="Preformatted_20_Text">DISORDERLY CONDUCT | 4320</text:p>
        <text:p text:style-name="Preformatted_20_Text">DRUNKENNESS | 4280</text:p>
        <text:p text:style-name="Preformatted_20_Text">RECOVERED VEHICLE | 3138</text:p>
        <text:p text:style-name="Preformatted_20_Text">KIDNAPPING | 2341</text:p>
        <text:p text:style-name="Preformatted_20_Text">DRIVING UNDER THE INFLUENCE | 2268</text:p>
        <text:p text:style-name="Preformatted_20_Text">RUNAWAY | 1946</text:p>
        <text:p text:style-name="Preformatted_20_Text">LIQUOR LAWS | 1903</text:p>
        <text:p text:style-name="Preformatted_20_Text">ARSON | 1513</text:p>
        <text:p text:style-name="Preformatted_20_Text">LOITERING | 1225</text:p>
        <text:p text:style-name="Preformatted_20_Text">EMBEZZLEMENT | 1166</text:p>
        <text:p text:style-name="Preformatted_20_Text">SUICIDE | 508</text:p>
        <text:p text:style-name="Preformatted_20_Text">FAMILY OFFENSES | 491</text:p>
        <text:p text:style-name="Preformatted_20_Text">BAD CHECKS | 406</text:p>
        <text:p text:style-name="Preformatted_20_Text">BRIBERY | 289</text:p>
        <text:p text:style-name="Preformatted_20_Text">EXTORTION | 256</text:p>
        <text:p text:style-name="Preformatted_20_Text">SEX OFFENSES NON FORCIBLE | 148</text:p>
        <text:p text:style-name="Preformatted_20_Text">GAMBLING | 146</text:p>
        <text:p text:style-name="Preformatted_20_Text">PORNOGRAPHY/OBSCENE MAT | 22</text:p>
        <text:p text:style-name="Preformatted_20_Text">TREA | 6</text:p>
        <text:p text:style-name="Preformatted_20_Text">Large Category is LARCENY/THEFT ,lets investigate in further</text:p>
        <text:p text:style-name="Preformatted_20_Text">For Category LARCENY/THEFT found crime over each DayofWeek</text:p>
        <text:p text:style-name="Preformatted_20_Text">DayOfWeek | count of crime</text:p>
        <text:p text:style-name="Preformatted_20_Text">Saturday | 27217</text:p>
        <text:p text:style-name="Preformatted_20_Text">Friday | 27104</text:p>
        <text:p text:style-name="Preformatted_20_Text">Wednesday | 24487</text:p>
        <text:p text:style-name="Preformatted_20_Text">Thursday | 24415</text:p>
        <text:p text:style-name="Preformatted_20_Text">Sunday | 24150</text:p>
        <text:p text:style-name="Preformatted_20_Text">Tuesday | 23957</text:p>
        <text:p text:style-name="Preformatted_20_Text">Monday | 23570</text:p>
        <text:p text:style-name="Preformatted_20_Text">There seems to be a variance inbetween days. Friday and saturday have higher values.</text:p>
        <text:p text:style-name="Preformatted_20_Text">Not by a large margin but there appears to be a difference compared to the other days.</text:p>
        <text:p text:style-name="Preformatted_20_Text">Let's see which group has the highest Coefficient Of Variation per day.</text:p>
        <text:p text:style-name="Preformatted_20_Text">Find the crime group per-day-Coefficient Of Variation</text:p>
        <text:p text:style-name="Preformatted_20_Text">FRAUD : 0.10015570070468571</text:p>
        <text:p text:style-name="Preformatted_20_Text">SUICIDE : 0.10334176967249363</text:p>
        <text:p text:style-name="Preformatted_20_Text">SEX OFFENSES FORCIBLE : 0.05491447760010583</text:p>
        <text:p text:style-name="Preformatted_20_Text">LIQUOR LAWS : 0.18425013557986736</text:p>
        <text:p text:style-name="Preformatted_20_Text">SECONDARY CODES : 0.04624186543771466</text:p>
        <text:p text:style-name="Preformatted_20_Text">FAMILY OFFENSES : 0.15956291067862238</text:p>
        <text:p text:style-name="Preformatted_20_Text">MISSING PERSON : 0.11891097476781111</text:p>
        <text:p text:style-name="Preformatted_20_Text">OTHER OFFENSES : 0.0734837638842852</text:p>
        <text:p text:style-name="Preformatted_20_Text">DRIVING UNDER THE INFLUENCE : 0.2706311708740108</text:p>
        <text:p text:style-name="Preformatted_20_Text">WARRANTS : 0.09584640891709144</text:p>
        <text:p text:style-name="Preformatted_20_Text">ARSON : 0.05817761027010017</text:p>
        <text:p text:style-name="Preformatted_20_Text">SEX OFFENSES NON FORCIBLE : 0.194894663538594</text:p>
        <text:p text:style-name="Preformatted_20_Text"><text:soft-page-break/>FORGERY/COUNTERFEITING : 0.20669174661739453</text:p>
        <text:p text:style-name="Preformatted_20_Text">GAMBLING : 0.39071125197127843</text:p>
        <text:p text:style-name="Preformatted_20_Text">BRIBERY : 0.08461605024662616</text:p>
        <text:p text:style-name="Preformatted_20_Text">ASSAULT : 0.06588161964470493</text:p>
        <text:p text:style-name="Preformatted_20_Text">DRUNKENNESS : 0.2315424097246373</text:p>
        <text:p text:style-name="Preformatted_20_Text">EXTORTION : 0.10825317547305487</text:p>
        <text:p text:style-name="Preformatted_20_Text">TREA : 0.3333333333333333</text:p>
        <text:p text:style-name="Preformatted_20_Text">WEAPON LAWS : 0.047381846773269745</text:p>
        <text:p text:style-name="Preformatted_20_Text">LOITERING : 0.21073244473812314</text:p>
        <text:p text:style-name="Preformatted_20_Text">SUSPICIOUS OCC : 0.06864191859794823</text:p>
        <text:p text:style-name="Preformatted_20_Text">ROBBERY : 0.025078553336050136</text:p>
        <text:p text:style-name="Preformatted_20_Text">PROSTITUTION : 0.38944650483186277</text:p>
        <text:p text:style-name="Preformatted_20_Text">EMBEZZLEMENT : 0.22076344640560164</text:p>
        <text:p text:style-name="Preformatted_20_Text">BAD CHECKS : 0.3091108472416535</text:p>
        <text:p text:style-name="Preformatted_20_Text">DISORDERLY CONDUCT : 0.064364340647992</text:p>
        <text:p text:style-name="Preformatted_20_Text">RUNAWAY : 0.14003059675437698</text:p>
        <text:p text:style-name="Preformatted_20_Text">RECOVERED VEHICLE : 0.18711366128524</text:p>
        <text:p text:style-name="Preformatted_20_Text">VANDALISM : 0.08938015619528701</text:p>
        <text:p text:style-name="Preformatted_20_Text">DRUG/NARCOTIC : 0.13740289861500538</text:p>
        <text:p text:style-name="Preformatted_20_Text">PORNOGRAPHY/OBSCENE MAT : 0.3579094488187187</text:p>
        <text:p text:style-name="Preformatted_20_Text">TRESPASS : 0.06568252676613717</text:p>
        <text:p text:style-name="Preformatted_20_Text">VEHICLE THEFT : 0.05945806481100258</text:p>
        <text:p text:style-name="Preformatted_20_Text">NON-CRIMINAL : 0.0391728989076055</text:p>
        <text:p text:style-name="Preformatted_20_Text">STOLEN PROPERTY : 0.07570943104472541</text:p>
        <text:p text:style-name="Preformatted_20_Text">LARCENY/THEFT : 0.0561974186824812</text:p>
        <text:p text:style-name="Preformatted_20_Text">KIDNAPPING : 0.10869555022733143</text:p>
        <text:p text:style-name="Preformatted_20_Text">BURGLARY : 0.11410388819297078</text:p>
        <text:p text:style-name="Preformatted_20_Text">Top 5 Coefficient Of Variation by day:</text:p>
        <text:p text:style-name="Preformatted_20_Text">Showing GAMBLING :</text:p>
        <text:p text:style-name="Preformatted_20_Text">Category | DayOfWeek | Count of Crime</text:p>
        <text:p text:style-name="Preformatted_20_Text">GAMBLING | Friday | 35</text:p>
        <text:p text:style-name="Preformatted_20_Text">GAMBLING | Wednesday | 30</text:p>
        <text:p text:style-name="Preformatted_20_Text">GAMBLING | Saturday | 21</text:p>
        <text:p text:style-name="Preformatted_20_Text">GAMBLING | Thursday | 20</text:p>
        <text:p text:style-name="Preformatted_20_Text">GAMBLING | Monday | 16</text:p>
        <text:p text:style-name="Preformatted_20_Text">GAMBLING | Sunday | 12</text:p>
        <text:p text:style-name="Preformatted_20_Text">GAMBLING | Tuesday | 12</text:p>
        <text:p text:style-name="Preformatted_20_Text">Showing PROSTITUTION :</text:p>
        <text:p text:style-name="Preformatted_20_Text">Category | DayOfWeek | Count of Crime</text:p>
        <text:p text:style-name="Preformatted_20_Text">PROSTITUTION | Thursday | 1547</text:p>
        <text:p text:style-name="Preformatted_20_Text">PROSTITUTION | Wednesday | 1479</text:p>
        <text:p text:style-name="Preformatted_20_Text">PROSTITUTION | Tuesday | 1421</text:p>
        <text:p text:style-name="Preformatted_20_Text">PROSTITUTION | Friday | 1158</text:p>
        <text:p text:style-name="Preformatted_20_Text">PROSTITUTION | Saturday | 850</text:p>
        <text:p text:style-name="Preformatted_20_Text">PROSTITUTION | Sunday | 620</text:p>
        <text:p text:style-name="Preformatted_20_Text">PROSTITUTION | Monday | 409</text:p>
        <text:p text:style-name="Preformatted_20_Text">Showing PORNOGRAPHY/OBSCENE MAT :</text:p>
        <text:p text:style-name="Preformatted_20_Text">Category | DayOfWeek | Count of Crime</text:p>
        <text:p text:style-name="Preformatted_20_Text">PORNOGRAPHY/OBSCENE MAT | Thursday | 5</text:p>
        <text:p text:style-name="Preformatted_20_Text">PORNOGRAPHY/OBSCENE MAT | Friday | 4</text:p>
        <text:p text:style-name="Preformatted_20_Text">PORNOGRAPHY/OBSCENE MAT | Monday | 3</text:p>
        <text:p text:style-name="Preformatted_20_Text">PORNOGRAPHY/OBSCENE MAT | Sunday | 3</text:p>
        <text:p text:style-name="Preformatted_20_Text">PORNOGRAPHY/OBSCENE MAT | Tuesday | 3</text:p>
        <text:p text:style-name="Preformatted_20_Text">PORNOGRAPHY/OBSCENE MAT | Wednesday | 3</text:p>
        <text:p text:style-name="Preformatted_20_Text">PORNOGRAPHY/OBSCENE MAT | Saturday | 1</text:p>
        <text:p text:style-name="Preformatted_20_Text">Showing TREA :</text:p>
        <text:p text:style-name="Preformatted_20_Text">Category | DayOfWeek | Count of Crime</text:p>
        <text:p text:style-name="Preformatted_20_Text"><text:soft-page-break/>TREA | Saturday | 2</text:p>
        <text:p text:style-name="Preformatted_20_Text">TREA | Friday | 1</text:p>
        <text:p text:style-name="Preformatted_20_Text">TREA | Thursday | 1</text:p>
        <text:p text:style-name="Preformatted_20_Text">TREA | Tuesday | 1</text:p>
        <text:p text:style-name="Preformatted_20_Text">TREA | Monday | 1</text:p>
        <text:p text:style-name="Preformatted_20_Text">Showing BAD CHECKS :</text:p>
        <text:p text:style-name="Preformatted_20_Text">Category | DayOfWeek | Count of Crime</text:p>
        <text:p text:style-name="Preformatted_20_Text">BAD CHECKS | Tuesday | 76</text:p>
        <text:p text:style-name="Preformatted_20_Text">BAD CHECKS | Wednesday | 71</text:p>
        <text:p text:style-name="Preformatted_20_Text">BAD CHECKS | Monday | 66</text:p>
        <text:p text:style-name="Preformatted_20_Text">BAD CHECKS | Thursday | 66</text:p>
        <text:p text:style-name="Preformatted_20_Text">BAD CHECKS | Friday | 62</text:p>
        <text:p text:style-name="Preformatted_20_Text">BAD CHECKS | Saturday | 45</text:p>
        <text:p text:style-name="Preformatted_20_Text">BAD CHECKS | Sunday | 20</text:p>
        <text:p text:style-name="Preformatted_20_Text">Plot crime categories per year .only display categories with a high coefficient of variation</text:p>
        <text:p text:style-name="Preformatted_20_Text">Showing GAMBLING :</text:p>
        <text:p text:style-name="Preformatted_20_Text"><text:s/>year_of_crime | count of crime</text:p>
        <text:p text:style-name="Preformatted_20_Text">2007 | 19</text:p>
        <text:p text:style-name="Preformatted_20_Text">2009 | 18</text:p>
        <text:p text:style-name="Preformatted_20_Text">2004 | 15</text:p>
        <text:p text:style-name="Preformatted_20_Text">2003 | 14</text:p>
        <text:p text:style-name="Preformatted_20_Text">2006 | 14</text:p>
        <text:p text:style-name="Preformatted_20_Text">2011 | 14</text:p>
        <text:p text:style-name="Preformatted_20_Text">2012 | 10</text:p>
        <text:p text:style-name="Preformatted_20_Text">2005 | 10</text:p>
        <text:p text:style-name="Preformatted_20_Text">2008 | 10</text:p>
        <text:p text:style-name="Preformatted_20_Text">2013 | 7</text:p>
        <text:p text:style-name="Preformatted_20_Text">2015 | 6</text:p>
        <text:p text:style-name="Preformatted_20_Text">2010 | 6</text:p>
        <text:p text:style-name="Preformatted_20_Text">2014 | 3</text:p>
        <text:p text:style-name="Preformatted_20_Text">Showing PROSTITUTION :</text:p>
        <text:p text:style-name="Preformatted_20_Text"><text:s/>year_of_crime | count of crime</text:p>
        <text:p text:style-name="Preformatted_20_Text">2007 | 949</text:p>
        <text:p text:style-name="Preformatted_20_Text">2003 | 923</text:p>
        <text:p text:style-name="Preformatted_20_Text">2008 | 781</text:p>
        <text:p text:style-name="Preformatted_20_Text">2004 | 721</text:p>
        <text:p text:style-name="Preformatted_20_Text">2010 | 702</text:p>
        <text:p text:style-name="Preformatted_20_Text">2009 | 694</text:p>
        <text:p text:style-name="Preformatted_20_Text">2006 | 615</text:p>
        <text:p text:style-name="Preformatted_20_Text">2011 | 603</text:p>
        <text:p text:style-name="Preformatted_20_Text">2005 | 531</text:p>
        <text:p text:style-name="Preformatted_20_Text">2012 | 388</text:p>
        <text:p text:style-name="Preformatted_20_Text">2013 | 338</text:p>
        <text:p text:style-name="Preformatted_20_Text">2014 | 193</text:p>
        <text:p text:style-name="Preformatted_20_Text">2015 | 46</text:p>
        <text:p text:style-name="Preformatted_20_Text">Showing PORNOGRAPHY/OBSCENE MAT :</text:p>
        <text:p text:style-name="Preformatted_20_Text"><text:s/>year_of_crime | count of crime</text:p>
        <text:p text:style-name="Preformatted_20_Text">2005 | 4</text:p>
        <text:p text:style-name="Preformatted_20_Text">2007 | 3</text:p>
        <text:p text:style-name="Preformatted_20_Text">2004 | 3</text:p>
        <text:p text:style-name="Preformatted_20_Text">2006 | 3</text:p>
        <text:p text:style-name="Preformatted_20_Text">2010 | 3</text:p>
        <text:p text:style-name="Preformatted_20_Text">2011 | 2</text:p>
        <text:p text:style-name="Preformatted_20_Text">2003 | 1</text:p>
        <text:p text:style-name="Preformatted_20_Text">2012 | 1</text:p>
        <text:p text:style-name="Preformatted_20_Text">2008 | 1</text:p>
        <text:p text:style-name="Preformatted_20_Text"><text:soft-page-break/>2013 | 1</text:p>
        <text:p text:style-name="Preformatted_20_Text">Showing TREA :</text:p>
        <text:p text:style-name="Preformatted_20_Text"><text:s/>year_of_crime | count of crime</text:p>
        <text:p text:style-name="Preformatted_20_Text">2010 | 2</text:p>
        <text:p text:style-name="Preformatted_20_Text">2013 | 1</text:p>
        <text:p text:style-name="Preformatted_20_Text">2012 | 1</text:p>
        <text:p text:style-name="Preformatted_20_Text">2015 | 1</text:p>
        <text:p text:style-name="Preformatted_20_Text">2014 | 1</text:p>
        <text:p text:style-name="Preformatted_20_Text">Showing BAD CHECKS :</text:p>
        <text:p text:style-name="Preformatted_20_Text"><text:s/>year_of_crime | count of crime</text:p>
        <text:p text:style-name="Preformatted_20_Text">2003 | 69</text:p>
        <text:p text:style-name="Preformatted_20_Text">2005 | 55</text:p>
        <text:p text:style-name="Preformatted_20_Text">2006 | 47</text:p>
        <text:p text:style-name="Preformatted_20_Text">2004 | 42</text:p>
        <text:p text:style-name="Preformatted_20_Text">2008 | 37</text:p>
        <text:p text:style-name="Preformatted_20_Text">2011 | 30</text:p>
        <text:p text:style-name="Preformatted_20_Text">2007 | 29</text:p>
        <text:p text:style-name="Preformatted_20_Text">2009 | 26</text:p>
        <text:p text:style-name="Preformatted_20_Text">2012 | 24</text:p>
        <text:p text:style-name="Preformatted_20_Text">2010 | 19</text:p>
        <text:p text:style-name="Preformatted_20_Text">2013 | 12</text:p>
        <text:p text:style-name="Preformatted_20_Text">2014 | 12</text:p>
        <text:p text:style-name="Preformatted_20_Text">2015 | 4</text:p>
        <text:p text:style-name="Preformatted_20_Text">Plot crime categories per month .only display categories with a high coefficient of variation</text:p>
        <text:p text:style-name="Preformatted_20_Text">Showing GAMBLING :</text:p>
        <text:p text:style-name="Preformatted_20_Text"><text:s/>month_of_crime | count of crime</text:p>
        <text:p text:style-name="Preformatted_20_Text">6 | 18</text:p>
        <text:p text:style-name="Preformatted_20_Text">5 | 18</text:p>
        <text:p text:style-name="Preformatted_20_Text">9 | 16</text:p>
        <text:p text:style-name="Preformatted_20_Text">10 | 14</text:p>
        <text:p text:style-name="Preformatted_20_Text">2 | 14</text:p>
        <text:p text:style-name="Preformatted_20_Text">3 | 12</text:p>
        <text:p text:style-name="Preformatted_20_Text">7 | 12</text:p>
        <text:p text:style-name="Preformatted_20_Text">11 | 12</text:p>
        <text:p text:style-name="Preformatted_20_Text">8 | 10</text:p>
        <text:p text:style-name="Preformatted_20_Text">4 | 8</text:p>
        <text:p text:style-name="Preformatted_20_Text">1 | 6</text:p>
        <text:p text:style-name="Preformatted_20_Text">12 | 6</text:p>
        <text:p text:style-name="Preformatted_20_Text">Showing PROSTITUTION :</text:p>
        <text:p text:style-name="Preformatted_20_Text"><text:s/>month_of_crime | count of crime</text:p>
        <text:p text:style-name="Preformatted_20_Text">2 | 720</text:p>
        <text:p text:style-name="Preformatted_20_Text">11 | 702</text:p>
        <text:p text:style-name="Preformatted_20_Text">9 | 688</text:p>
        <text:p text:style-name="Preformatted_20_Text">10 | 657</text:p>
        <text:p text:style-name="Preformatted_20_Text">5 | 656</text:p>
        <text:p text:style-name="Preformatted_20_Text">4 | 622</text:p>
        <text:p text:style-name="Preformatted_20_Text">1 | 616</text:p>
        <text:p text:style-name="Preformatted_20_Text">7 | 600</text:p>
        <text:p text:style-name="Preformatted_20_Text">6 | 578</text:p>
        <text:p text:style-name="Preformatted_20_Text">12 | 566</text:p>
        <text:p text:style-name="Preformatted_20_Text">3 | 545</text:p>
        <text:p text:style-name="Preformatted_20_Text">8 | 534</text:p>
        <text:p text:style-name="Preformatted_20_Text">Showing PORNOGRAPHY/OBSCENE MAT :</text:p>
        <text:p text:style-name="Preformatted_20_Text"><text:s/>month_of_crime | count of crime</text:p>
        <text:p text:style-name="Preformatted_20_Text">8 | 4</text:p>
        <text:p text:style-name="Preformatted_20_Text">3 | 3</text:p>
        <text:p text:style-name="Preformatted_20_Text"><text:soft-page-break/>9 | 3</text:p>
        <text:p text:style-name="Preformatted_20_Text">10 | 3</text:p>
        <text:p text:style-name="Preformatted_20_Text">12 | 2</text:p>
        <text:p text:style-name="Preformatted_20_Text">2 | 2</text:p>
        <text:p text:style-name="Preformatted_20_Text">7 | 2</text:p>
        <text:p text:style-name="Preformatted_20_Text">11 | 2</text:p>
        <text:p text:style-name="Preformatted_20_Text">5 | 1</text:p>
        <text:p text:style-name="Preformatted_20_Text">Showing TREA :</text:p>
        <text:p text:style-name="Preformatted_20_Text"><text:s/>month_of_crime | count of crime</text:p>
        <text:p text:style-name="Preformatted_20_Text">2 | 2</text:p>
        <text:p text:style-name="Preformatted_20_Text">9 | 1</text:p>
        <text:p text:style-name="Preformatted_20_Text">10 | 1</text:p>
        <text:p text:style-name="Preformatted_20_Text">12 | 1</text:p>
        <text:p text:style-name="Preformatted_20_Text">11 | 1</text:p>
        <text:p text:style-name="Preformatted_20_Text">Showing BAD CHECKS :</text:p>
        <text:p text:style-name="Preformatted_20_Text"><text:s/>month_of_crime | count of crime</text:p>
        <text:p text:style-name="Preformatted_20_Text">5 | 43</text:p>
        <text:p text:style-name="Preformatted_20_Text">12 | 41</text:p>
        <text:p text:style-name="Preformatted_20_Text">7 | 41</text:p>
        <text:p text:style-name="Preformatted_20_Text">1 | 37</text:p>
        <text:p text:style-name="Preformatted_20_Text">11 | 36</text:p>
        <text:p text:style-name="Preformatted_20_Text">10 | 35</text:p>
        <text:p text:style-name="Preformatted_20_Text">4 | 35</text:p>
        <text:p text:style-name="Preformatted_20_Text">3 | 34</text:p>
        <text:p text:style-name="Preformatted_20_Text">9 | 32</text:p>
        <text:p text:style-name="Preformatted_20_Text">6 | 29</text:p>
        <text:p text:style-name="Preformatted_20_Text">8 | 22</text:p>
        <text:p text:style-name="Preformatted_20_Text">2 | 21</text:p>
        <text:p text:style-name="Preformatted_20_Text">Getting List of Resolution Taken</text:p>
        <text:p text:style-name="Preformatted_20_Text"><text:s/>Resolution | Count</text:p>
        <text:p text:style-name="Preformatted_20_Text">NONE | 526790</text:p>
        <text:p text:style-name="Preformatted_20_Text">ARREST, BOOKED | 206403</text:p>
        <text:p text:style-name="Preformatted_20_Text">ARREST, CITED | 77004</text:p>
        <text:p text:style-name="Preformatted_20_Text">LOCATED | 17101</text:p>
        <text:p text:style-name="Preformatted_20_Text">PSYCHOPATHIC CASE | 14534</text:p>
        <text:p text:style-name="Preformatted_20_Text">UNFOUNDED | 9585</text:p>
        <text:p text:style-name="Preformatted_20_Text">JUVENILE BOOKED | 5564</text:p>
        <text:p text:style-name="Preformatted_20_Text">COMPLAINANT REFUSES TO PROSECUTE | 3976</text:p>
        <text:p text:style-name="Preformatted_20_Text">DISTRICT ATTORNEY REFUSES TO PROSECUTE | 3934</text:p>
        <text:p text:style-name="Preformatted_20_Text">NOT PROSECUTED | 3714</text:p>
        <text:p text:style-name="Preformatted_20_Text">JUVENILE CITED | 3332</text:p>
        <text:p text:style-name="Preformatted_20_Text">PROSECUTED BY OUTSIDE AGENCY | 2504</text:p>
        <text:p text:style-name="Preformatted_20_Text">EXCEPTIONAL CLEARANCE | 1530</text:p>
        <text:p text:style-name="Preformatted_20_Text">JUVENILE ADMONISHED | 1455</text:p>
        <text:p text:style-name="Preformatted_20_Text">JUVENILE DIVERTED | 355</text:p>
        <text:p text:style-name="Preformatted_20_Text">CLEARED-CONTACT JUVENILE FOR MORE INFO | 217</text:p>
        <text:p text:style-name="Preformatted_20_Text">PROSECUTED FOR LESSER OFFENSE | 51</text:p>
        <text:p text:style-name="Preformatted_20_Text">Taking only resolution taken for top 5 variant category</text:p>
        <text:p text:style-name="Preformatted_20_Text">Showing GAMBLING :</text:p>
        <text:p text:style-name="Preformatted_20_Text"><text:s/>Resolution | count</text:p>
        <text:p text:style-name="Preformatted_20_Text">NONE | 52</text:p>
        <text:p text:style-name="Preformatted_20_Text">ARREST, CITED | 39</text:p>
        <text:p text:style-name="Preformatted_20_Text">ARREST, BOOKED | 39</text:p>
        <text:p text:style-name="Preformatted_20_Text">PROSECUTED BY OUTSIDE AGENCY | 8</text:p>
        <text:p text:style-name="Preformatted_20_Text">NOT PROSECUTED | 4</text:p>
        <text:p text:style-name="Preformatted_20_Text">JUVENILE BOOKED | 2</text:p>
        <text:p text:style-name="Preformatted_20_Text">UNFOUNDED | 1</text:p>
        <text:p text:style-name="Preformatted_20_Text"><text:soft-page-break/>JUVENILE ADMONISHED | 1</text:p>
        <text:p text:style-name="Preformatted_20_Text">Showing PROSTITUTION :</text:p>
        <text:p text:style-name="Preformatted_20_Text"><text:s/>Resolution | count</text:p>
        <text:p text:style-name="Preformatted_20_Text">ARREST, CITED | 4744</text:p>
        <text:p text:style-name="Preformatted_20_Text">ARREST, BOOKED | 2331</text:p>
        <text:p text:style-name="Preformatted_20_Text">NONE | 297</text:p>
        <text:p text:style-name="Preformatted_20_Text">JUVENILE BOOKED | 71</text:p>
        <text:p text:style-name="Preformatted_20_Text">JUVENILE CITED | 7</text:p>
        <text:p text:style-name="Preformatted_20_Text">PROSECUTED BY OUTSIDE AGENCY | 7</text:p>
        <text:p text:style-name="Preformatted_20_Text">UNFOUNDED | 6</text:p>
        <text:p text:style-name="Preformatted_20_Text">COMPLAINANT REFUSES TO PROSECUTE | 5</text:p>
        <text:p text:style-name="Preformatted_20_Text">LOCATED | 5</text:p>
        <text:p text:style-name="Preformatted_20_Text">EXCEPTIONAL CLEARANCE | 4</text:p>
        <text:p text:style-name="Preformatted_20_Text">DISTRICT ATTORNEY REFUSES TO PROSECUTE | 4</text:p>
        <text:p text:style-name="Preformatted_20_Text">JUVENILE ADMONISHED | 2</text:p>
        <text:p text:style-name="Preformatted_20_Text">PSYCHOPATHIC CASE | 1</text:p>
        <text:p text:style-name="Preformatted_20_Text">Showing PORNOGRAPHY/OBSCENE MAT :</text:p>
        <text:p text:style-name="Preformatted_20_Text"><text:s/>Resolution | count</text:p>
        <text:p text:style-name="Preformatted_20_Text">NONE | 10</text:p>
        <text:p text:style-name="Preformatted_20_Text">ARREST, BOOKED | 5</text:p>
        <text:p text:style-name="Preformatted_20_Text">ARREST, CITED | 4</text:p>
        <text:p text:style-name="Preformatted_20_Text">UNFOUNDED | 1</text:p>
        <text:p text:style-name="Preformatted_20_Text">DISTRICT ATTORNEY REFUSES TO PROSECUTE | 1</text:p>
        <text:p text:style-name="Preformatted_20_Text">JUVENILE ADMONISHED | 1</text:p>
        <text:p text:style-name="Preformatted_20_Text">Showing TREA :</text:p>
        <text:p text:style-name="Preformatted_20_Text"><text:s/>Resolution | count</text:p>
        <text:p text:style-name="Preformatted_20_Text">NONE | 3</text:p>
        <text:p text:style-name="Preformatted_20_Text">ARREST, BOOKED | 3</text:p>
        <text:p text:style-name="Preformatted_20_Text">Showing BAD CHECKS :</text:p>
        <text:p text:style-name="Preformatted_20_Text"><text:s/>Resolution | count</text:p>
        <text:p text:style-name="Preformatted_20_Text">NONE | 321</text:p>
        <text:p text:style-name="Preformatted_20_Text">ARREST, BOOKED | 25</text:p>
        <text:p text:style-name="Preformatted_20_Text">PROSECUTED BY OUTSIDE AGENCY | 25</text:p>
        <text:p text:style-name="Preformatted_20_Text">NOT PROSECUTED | 19</text:p>
        <text:p text:style-name="Preformatted_20_Text">DISTRICT ATTORNEY REFUSES TO PROSECUTE | 6</text:p>
        <text:p text:style-name="Preformatted_20_Text">UNFOUNDED | 4</text:p>
        <text:p text:style-name="Preformatted_20_Text">EXCEPTIONAL CLEARANCE | 2</text:p>
        <text:p text:style-name="Preformatted_20_Text">COMPLAINANT REFUSES TO PROSECUTE | 2</text:p>
        <text:p text:style-name="Preformatted_20_Text">JUVENILE BOOKED | 1</text:p>
        <text:p text:style-name="Preformatted_20_Text">ARREST, CITED | 1</text:p>
        <text:p text:style-name="Preformatted_20_Text">Plot crimes per district.only display categories with a high coefficient of variation</text:p>
        <text:p text:style-name="Preformatted_20_Text">Showing GAMBLING :</text:p>
        <text:p text:style-name="Preformatted_20_Text"><text:s/>District | Count of crime</text:p>
        <text:p text:style-name="Preformatted_20_Text">CENTRAL | 31</text:p>
        <text:p text:style-name="Preformatted_20_Text">BAYVIEW | 29</text:p>
        <text:p text:style-name="Preformatted_20_Text">MISSION | 18</text:p>
        <text:p text:style-name="Preformatted_20_Text">SOUTHERN | 17</text:p>
        <text:p text:style-name="Preformatted_20_Text">INGLESIDE | 16</text:p>
        <text:p text:style-name="Preformatted_20_Text">TENDERLOIN | 12</text:p>
        <text:p text:style-name="Preformatted_20_Text">NORTHERN | 10</text:p>
        <text:p text:style-name="Preformatted_20_Text">TARAVAL | 8</text:p>
        <text:p text:style-name="Preformatted_20_Text">RICHMOND | 4</text:p>
        <text:p text:style-name="Preformatted_20_Text">PARK | 1</text:p>
        <text:p text:style-name="Preformatted_20_Text">Showing PROSTITUTION :</text:p>
        <text:p text:style-name="Preformatted_20_Text"><text:s/>District | Count of crime</text:p>
        <text:p text:style-name="Preformatted_20_Text">MISSION | 3629</text:p>
        <text:p text:style-name="Preformatted_20_Text"><text:soft-page-break/>NORTHERN | 1831</text:p>
        <text:p text:style-name="Preformatted_20_Text">TENDERLOIN | 904</text:p>
        <text:p text:style-name="Preformatted_20_Text">CENTRAL | 778</text:p>
        <text:p text:style-name="Preformatted_20_Text">SOUTHERN | 135</text:p>
        <text:p text:style-name="Preformatted_20_Text">TARAVAL | 82</text:p>
        <text:p text:style-name="Preformatted_20_Text">BAYVIEW | 70</text:p>
        <text:p text:style-name="Preformatted_20_Text">INGLESIDE | 26</text:p>
        <text:p text:style-name="Preformatted_20_Text">RICHMOND | 24</text:p>
        <text:p text:style-name="Preformatted_20_Text">PARK | 5</text:p>
        <text:p text:style-name="Preformatted_20_Text">Showing PORNOGRAPHY/OBSCENE MAT :</text:p>
        <text:p text:style-name="Preformatted_20_Text"><text:s/>District | Count of crime</text:p>
        <text:p text:style-name="Preformatted_20_Text">NORTHERN | 5</text:p>
        <text:p text:style-name="Preformatted_20_Text">TARAVAL | 4</text:p>
        <text:p text:style-name="Preformatted_20_Text">SOUTHERN | 4</text:p>
        <text:p text:style-name="Preformatted_20_Text">MISSION | 3</text:p>
        <text:p text:style-name="Preformatted_20_Text">BAYVIEW | 2</text:p>
        <text:p text:style-name="Preformatted_20_Text">CENTRAL | 2</text:p>
        <text:p text:style-name="Preformatted_20_Text">TENDERLOIN | 1</text:p>
        <text:p text:style-name="Preformatted_20_Text">RICHMOND | 1</text:p>
        <text:p text:style-name="Preformatted_20_Text">Showing TREA :</text:p>
        <text:p text:style-name="Preformatted_20_Text"><text:s/>District | Count of crime</text:p>
        <text:p text:style-name="Preformatted_20_Text">BAYVIEW | 3</text:p>
        <text:p text:style-name="Preformatted_20_Text">CENTRAL | 1</text:p>
        <text:p text:style-name="Preformatted_20_Text">NORTHERN | 1</text:p>
        <text:p text:style-name="Preformatted_20_Text">MISSION | 1</text:p>
        <text:p text:style-name="Preformatted_20_Text">Showing BAD CHECKS :</text:p>
        <text:p text:style-name="Preformatted_20_Text"><text:s/>District | Count of crime</text:p>
        <text:p text:style-name="Preformatted_20_Text">SOUTHERN | 74</text:p>
        <text:p text:style-name="Preformatted_20_Text">CENTRAL | 65</text:p>
        <text:p text:style-name="Preformatted_20_Text">NORTHERN | 54</text:p>
        <text:p text:style-name="Preformatted_20_Text">MISSION | 46</text:p>
        <text:p text:style-name="Preformatted_20_Text">TARAVAL | 36</text:p>
        <text:p text:style-name="Preformatted_20_Text">BAYVIEW | 34</text:p>
        <text:p text:style-name="Preformatted_20_Text">INGLESIDE | 32</text:p>
        <text:p text:style-name="Preformatted_20_Text">RICHMOND | 31</text:p>
        <text:p text:style-name="Preformatted_20_Text">TENDERLOIN | 19</text:p>
        <text:p text:style-name="Preformatted_20_Text">PARK | 15</text:p>
      </text:section>
      <text:p text:style-name="Standard"/>
      <text:p text:style-name="Standard"><text:span text:style-name="T1">Conclusion &amp; Future Work</text:span></text:p>
      <text:list xml:id="list8716239478981613653" text:style-name="WWNum6">
        <text:list-item>
          <text:p text:style-name="P6"><text:span text:style-name="T3">Get to know how to load a file and convert into dataframes</text:span></text:p>
        </text:list-item>
        <text:list-item>
          <text:p text:style-name="P6"><text:span text:style-name="T3">Apply mathematical function on dataframes</text:span></text:p>
        </text:list-item>
        <text:list-item>
          <text:p text:style-name="P6"><text:span text:style-name="T3">Store the result in local file</text:span></text:p>
        </text:list-item>
        <text:list-item>
          <text:p text:style-name="P6"><text:span text:style-name="T3">Future works will be plot the results in charts instead of store the result in textfile for better visualizations</text:span> </text:p>
        </text:list-item>
      </text:list>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Mono" svg:font-family="'Roboto Mono', monospace"/>
    <style:font-face style:name="Arial3"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IN"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1"/>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1"/>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1"/>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1"/>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neha Gore</meta:initial-creator>
    <dc:creator>siddharthan </dc:creator>
    <meta:editing-cycles>4</meta:editing-cycles>
    <meta:creation-date>2021-06-23T14:56:00</meta:creation-date>
    <dc:date>2021-06-26T03:40:31.94</dc:date>
    <meta:editing-duration>PT1H6M42S</meta:editing-duration>
    <meta:generator>OpenOffice/4.1.9$Win32 OpenOffice.org_project/419m1$Build-9805</meta:generator>
    <meta:document-statistic meta:table-count="0" meta:image-count="0" meta:object-count="0" meta:page-count="9" meta:paragraph-count="472" meta:word-count="1951" meta:character-count="99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